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6pt" style:font-size-asian="16pt" style:font-size-complex="16pt" style:font-weight-complex="bold"/>
    </style:style>
    <style:style style:name="P7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paragraph-rsid="001e34a7"/>
    </style:style>
    <style:style style:name="P9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34a7" style:font-size-asian="16pt" style:font-size-complex="16pt"/>
    </style:style>
    <style:style style:name="T4" style:family="text">
      <style:text-properties fo:color="#00888a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888a" fo:font-size="16pt" fo:font-style="italic" officeooo:rsid="001e34a7" style:font-size-asian="16pt" style:font-style-asian="italic" style:font-size-complex="16pt" style:font-style-complex="italic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officeooo:rsid="001f8ed8"/>
    </style:style>
    <style:style style:name="T8" style:family="text">
      <style:text-properties officeooo:rsid="00218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Absatz-Standardschriftart"><text:span text:style-name="T1">Orders</text:span></text:span></text:p>
      <text:p text:style-name="P1"/>
      <text:p text:style-name="P1">Interesting columns for correlation</text:p>
      <text:p text:style-name="P4">Causes:</text:p>
      <text:p text:style-name="Standard"><text:span text:style-name="Absatz-Standardschriftart"><text:span text:style-name="T2">-</text:span></text:span><text:span text:style-name="Absatz-Standardschriftart"><text:span text:style-name="T4">Order Line Date</text:span></text:span><text:span text:style-name="Absatz-Standardschriftart"><text:span text:style-name="T2">: What day of month causes what values? (Covers 3 months)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Line Day of Week</text:span></text:span><text:span text:style-name="Absatz-Standardschriftart"><text:span text:style-name="T6">:</text:span></text:span><text:span text:style-name="Absatz-Standardschriftart"><text:span text:style-name="T2"> What day of week causes what values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Line Hour of Day</text:span></text:span><text:span text:style-name="Absatz-Standardschriftart"><text:span text:style-name="T2">: What hour causes what values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Promotion Code</text:span></text:span><text:span text:style-name="Absatz-Standardschriftart"><text:span text:style-name="T2">: Ranking by most common code, which code is the most effective (→ order quantity, value), do customers using codes buy more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Discount Amount</text:span></text:span><text:span text:style-name="Absatz-Standardschriftart"><text:span text:style-name="T2">: How common are discounts in %? What’s the average discount? Do discounts cause higher spending?</text:span></text:span></text:p>
      <text:p text:style-name="P4">Effects:</text:p>
      <text:p text:style-name="Standard"><text:span text:style-name="Absatz-Standardschriftart"><text:span text:style-name="T2">-</text:span></text:span><text:span text:style-name="Absatz-Standardschriftart"><text:span text:style-name="T4">Order Line Quantity</text:span></text:span><text:span text:style-name="Absatz-Standardschriftart"><text:span text:style-name="T2">: What causes bigger order quantities?</text:span></text:span></text:p>
      <text:p text:style-name="Standard"><text:span text:style-name="Absatz-Standardschriftart"><text:span text:style-name="T2">-</text:span></text:span><text:span text:style-name="Absatz-Standardschriftart"><text:span text:style-name="T4">Order Line Unit List Price</text:span></text:span><text:span text:style-name="Absatz-Standardschriftart"><text:span text:style-name="T2">: What causes bigger order values?</text:span></text:span></text:p>
      <text:p text:style-name="P8"><text:span text:style-name="Absatz-Standardschriftart"><text:span text:style-name="T2">-</text:span></text:span><text:span text:style-name="Absatz-Standardschriftart"><text:span text:style-name="T4">Order Line </text:span></text:span><text:span text:style-name="Absatz-Standardschriftart"><text:span text:style-name="T5">Amount</text:span></text:span><text:span text:style-name="Absatz-Standardschriftart"><text:span text:style-name="T2">: </text:span></text:span><text:span text:style-name="Absatz-Standardschriftart"><text:span text:style-name="T3">Amount = (Price+Shipping cost)*# units</text:span></text:span></text:p>
      <text:p text:style-name="Standard"><text:span text:style-name="Absatz-Standardschriftart"><text:span text:style-name="T2">-</text:span></text:span><text:span text:style-name="Absatz-Standardschriftart"><text:span text:style-name="T4">Spend Over $12 Per Order On Average</text:span></text:span><text:span text:style-name="Absatz-Standardschriftart"><text:span text:style-name="T2">: What causes this to be true/false?</text:span></text:span></text:p>
      <text:p text:style-name="P1"/>
      <text:p text:style-name="P1">Plotting / Excel reports</text:p>
      <text:p text:style-name="P2">Deviation:</text:p>
      <text:p text:style-name="P5">Deviation from mean order quantity, price for:</text:p>
      <text:p text:style-name="P5">-Truck Owner / RV Owner / Motorcycle Owner</text:p>
      <text:p text:style-name="P5">-Working Woman / Presence <text:span text:style-name="T7">O</text:span>f Children</text:p>
      <text:p text:style-name="P5">-Bank Card Holder / Gas Card Holder / Upscale Card Holder / Unknown Card Type / TE Card Holder / Premium Card Holder / New Bank Card</text:p>
      <text:p text:style-name="P5">-Speciality Store Retail / Oil Retail Activity / Bank Retail Activity / Finance Retail Activity / Miscellaneous Retail Activity / Upscale Retail / Upscale Speciality Retail / Re<text:span text:style-name="T8">tail</text:span> Activity</text:p>
      <text:p text:style-name="P2">Correlation:</text:p>
      <text:p text:style-name="P5">see “Interesting columns for correlation”</text:p>
      <text:p text:style-name="P2">Ranking (by sales quantity, price):</text:p>
      <text:p text:style-name="P5">-Order Line Subassortment ID</text:p>
      <text:p text:style-name="Standard"><text:span text:style-name="Absatz-Standardschriftart"><text:span text:style-name="T2">-</text:span></text:span><text:span text:style-name="Absatz-Standardschriftart"><text:span text:style-name="T6">City</text:span></text:span></text:p>
      <text:p text:style-name="Standard"><text:span text:style-name="Absatz-Standardschriftart"><text:span text:style-name="T6">-Country</text:span></text:span></text:p>
      <text:p text:style-name="Standard"><text:span text:style-name="Absatz-Standardschriftart"><text:span text:style-name="T6">-US State</text:span></text:span></text:p>
      <text:p text:style-name="Standard"><text:span text:style-name="Absatz-Standardschriftart"><text:span text:style-name="T6">-Manufacturer / BrandName</text:span></text:span></text:p>
      <text:p text:style-name="Standard"><text:span text:style-name="Absatz-Standardschriftart"><text:span text:style-name="T6">-Order Credit Card Brand</text:span></text:span></text:p>
      <text:p text:style-name="P2"><text:soft-page-break/>Distribution:</text:p>
      <text:p text:style-name="P5">-</text:p>
      <text:p text:style-name="P2">Change over Time:</text:p>
      <text:p text:style-name="P5">-Avg. Order Line Quantity + s.d.</text:p>
      <text:p text:style-name="P5">-Avg. Order Line Unit List Price + s.d.</text:p>
      <text:p text:style-name="P2">Magnitude:</text:p>
      <text:p text:style-name="P5">-</text:p>
      <text:p text:style-name="P2">Part-to-whole (by sales quantity, price):</text:p>
      <text:p text:style-name="P5">-Age (in categories)</text:p>
      <text:p text:style-name="P5">-Marital Status</text:p>
      <text:p text:style-name="P5">-Gender</text:p>
      <text:p text:style-name="P5">-Audience</text:p>
      <text:p text:style-name="Standard"><text:span text:style-name="Absatz-Standardschriftart"><text:span text:style-name="T2">-</text:span></text:span><text:span text:style-name="Absatz-Standardschriftart"><text:span text:style-name="T6">StockType</text:span></text:span><text:span text:style-name="Absatz-Standardschriftart"><text:span text:style-name="T2">: Are replenishable or seasonal products more popular?</text:span></text:span></text:p>
      <text:p text:style-name="P2">Spatial (optional category):</text:p>
      <text:p text:style-name="Standard"><text:span text:style-name="Absatz-Standardschriftart"><text:span text:style-name="T2">-</text:span></text:span><text:span text:style-name="Absatz-Standardschriftart"><text:span text:style-name="T6">City</text:span></text:span></text:p>
      <text:p text:style-name="Standard"><text:span text:style-name="Absatz-Standardschriftart"><text:span text:style-name="T6">-Country</text:span></text:span></text:p>
      <text:p text:style-name="Standard"><text:span text:style-name="Absatz-Standardschriftart"><text:span text:style-name="T6">-US State</text:span></text:span></text:p>
      <text:p text:style-name="P3"/>
      <text:p text:style-name="P7">Clicks</text:p>
      <text:p text:style-name="P7"/>
      <text:p text:style-name="P6">-Request Day of Week</text:p>
      <text:p text:style-name="P6">-Request Hour of Day</text:p>
      <text:p text:style-name="P6">-Session visit count</text:p>
      <text:p text:style-name="P6">-Session first content ID</text:p>
      <text:p text:style-name="P6"/>
      <text:p text:style-name="P6">Overview Product and Packaging</text:p>
      <text:p text:style-name="P6">-From Brand Name to Pattern</text:p>
      <text:p text:style-name="P6"/>
      <text:p text:style-name="P6">-Assortment creation date compared to buying date</text:p>
      <text:p text:style-name="P6"/>
      <text:p text:style-name="P6">Generally compare Product, Order and Assortment detail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Überschrift_20_4" style:display-name="Überschrift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7-07T16:08:00Z</meta:creation-date>
    <dc:date>2019-05-03T22:19:35.213211815</dc:date>
    <meta:editing-cycles>109</meta:editing-cycles>
    <meta:editing-duration>PT1H22M29S</meta:editing-duration>
    <meta:document-statistic meta:table-count="0" meta:image-count="0" meta:object-count="0" meta:page-count="2" meta:paragraph-count="55" meta:word-count="318" meta:character-count="1997" meta:non-whitespace-character-count="1734"/>
    <meta:template xlink:type="simple" xlink:actuate="onRequest" xlink:title="" xlink:href="Normal.dotm"/>
  </office:meta>
</office:document-meta>
</file>